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66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101.39mm"/>
    </style:style>
    <style:style style:name="co7" style:family="table-column">
      <style:table-column-properties fo:break-before="auto" style:column-width="105.48mm"/>
    </style:style>
    <style:style style:name="co8" style:family="table-column">
      <style:table-column-properties fo:break-before="auto" style:column-width="139.51mm"/>
    </style:style>
    <style:style style:name="co9" style:family="table-column">
      <style:table-column-properties fo:break-before="auto" style:column-width="85.58mm"/>
    </style:style>
    <style:style style:name="co10" style:family="table-column">
      <style:table-column-properties fo:break-before="auto" style:column-width="104.65mm"/>
    </style:style>
    <style:style style:name="co11" style:family="table-column">
      <style:table-column-properties fo:break-before="auto" style:column-width="106.29mm"/>
    </style:style>
    <style:style style:name="co12" style:family="table-column">
      <style:table-column-properties fo:break-before="auto" style:column-width="65.16mm"/>
    </style:style>
    <style:style style:name="co13" style:family="table-column">
      <style:table-column-properties fo:break-before="auto" style:column-width="138.98mm"/>
    </style:style>
    <style:style style:name="co14" style:family="table-column">
      <style:table-column-properties fo:break-before="auto" style:column-width="90.77mm"/>
    </style:style>
    <style:style style:name="co15" style:family="table-column">
      <style:table-column-properties fo:break-before="auto" style:column-width="142.79mm"/>
    </style:style>
    <style:style style:name="co16" style:family="table-column">
      <style:table-column-properties fo:break-before="auto" style:column-width="91.58mm"/>
    </style:style>
    <style:style style:name="co17" style:family="table-column">
      <style:table-column-properties fo:break-before="auto" style:column-width="99.48mm"/>
    </style:style>
    <style:style style:name="co18" style:family="table-column">
      <style:table-column-properties fo:break-before="auto" style:column-width="80.96mm"/>
    </style:style>
    <style:style style:name="co19" style:family="table-column">
      <style:table-column-properties fo:break-before="auto" style:column-width="105.75mm"/>
    </style:style>
    <style:style style:name="co20" style:family="table-column">
      <style:table-column-properties fo:break-before="auto" style:column-width="100.03mm"/>
    </style:style>
    <style:style style:name="co21" style:family="table-column">
      <style:table-column-properties fo:break-before="auto" style:column-width="135.98mm"/>
    </style:style>
    <style:style style:name="co22" style:family="table-column">
      <style:table-column-properties fo:break-before="auto" style:column-width="28.13mm"/>
    </style:style>
    <style:style style:name="co23" style:family="table-column">
      <style:table-column-properties fo:break-before="auto" style:column-width="93.77mm"/>
    </style:style>
    <style:style style:name="co24" style:family="table-column">
      <style:table-column-properties fo:break-before="auto" style:column-width="119.91mm"/>
    </style:style>
    <style:style style:name="co25" style:family="table-column">
      <style:table-column-properties fo:break-before="auto" style:column-width="112.55mm"/>
    </style:style>
    <style:style style:name="co26" style:family="table-column">
      <style:table-column-properties fo:break-before="auto" style:column-width="126.17mm"/>
    </style:style>
    <style:style style:name="co27" style:family="table-column">
      <style:table-column-properties fo:break-before="auto" style:column-width="119.36mm"/>
    </style:style>
    <style:style style:name="co28" style:family="table-column">
      <style:table-column-properties fo:break-before="auto" style:column-width="135.15mm"/>
    </style:style>
    <style:style style:name="co29" style:family="table-column">
      <style:table-column-properties fo:break-before="auto" style:column-width="143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ctor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ctores del Sistema</text:p>
          </table:table-cell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ntidad externa que hará uso de los servicios y módulos que disponga el sistema</text:p>
          </table:table-cell>
        </table:table-row>
        <table:table-row table:style-name="ro1">
          <table:table-cell office:value-type="string" calcext:value-type="string">
            <text:p>Almacenamiento Persistent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Entidad que representa el entorno de almacenamiento persistente del sistema</text:p>
          </table:table-cell>
        </table:table-row>
        <table:table-row table:style-name="ro1">
          <table:table-cell office:value-type="string" calcext:value-type="string">
            <text:p>Sistema de Col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ntidad externa que facilita el manejo de los procesos a ejecutarse de manera remota en forma de jobs</text:p>
          </table:table-cell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Entidad externa que facilita la implementación de los modelos de clasificación y clustering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Perfiles del Sistema</text:p>
          </table:table-cell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Administrad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argado de administrar las cuentas de usuario, los sistemas de acceso, estadísticas de uso, etc</text:p>
          </table:table-cell>
        </table:table-row>
        <table:table-row table:style-name="ro1">
          <table:table-cell office:value-type="string" calcext:value-type="string">
            <text:p>Usuario Común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Tiene acceso a los módulos y a la utilización de recursos que el sistema dispone</text:p>
          </table:table-cell>
        </table:table-row>
      </table:table>
      <table:table table:name="listaCU" table:style-name="ta1">
        <table:table-column table:style-name="co5" table:default-cell-style-name="Default"/>
        <table:table-column table:style-name="co6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Casos de Uso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 nuevo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itar usuario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iminar usuario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sualizar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ar áreas de trabaj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minar áreas de trabaj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istrar rol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itar roles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iminar rol existent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sualizar rol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iciar sesión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enticar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errar ses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uperar cuenta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establecer cuenta de usuari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ificar datos de acces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tificación de camb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ar estadísticas de us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ar carga de servidor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ar carga de sistema de col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ar estados de trabaj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ar estadísticas de trabaj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imar estadísticos en relación a la muestr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sualizar estadísticos de da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imar box plo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sualizar box plo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imar histogram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sualizar histogram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imar bar chart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sualizar bar char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imar pie chart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sualizar pie chart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imar matrices de correlac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sualizar heat map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timar scatter plo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isualizar scatter plo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visar correcto estado set de da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visar variables discretas en set de da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visar formato de set de da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ojar set de datos en área de trabaj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plementar algoritmo K-Mean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plementar algoritmo Mean Shif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mplementar algoritmo Affinity Propaga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plementar algoritmo DBSca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plementar algoritmo Aglomerativ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mplementar algoritmo jerarquizad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mplementar algoritmo SO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aluar las particiones generad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portar resultad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mplementar algoritmo Naive Bay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mplementar algoritmo KN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plementar algoritmo Random Fores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lementar algoritmo AdaBoos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plementar algoritmo SV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mplementar algoritmo NuSVC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mplementar algoritmo MLP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plementar algoritmo Árboles de Decis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mplementar validación cruzad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mplementar validación LOU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stimar Curva ROC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stimar curva de validac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stimar matriz de confusió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timar las medidas de desempeño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ojar resultados en job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mplementar PCA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plementar Deformaciones de Espacio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mplementar algoritmos de Mutual Informatio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plementar algoritmo de correlaciones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mplementar algoritmos basados en distribuciones bayesianas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gistrar procesos en sistema de cola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ditar proceso en sistema de cola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liminar proceso de sistema de col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ostrar estado de cola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tificar estados de proceso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tificar finalización de trabajo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visar procesos en cola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nviar mensajes de notificaciones a usuarios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figurar mensajes de notificacion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r notificaciones globales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sponder solicitudes de muestra de da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gistrar nuevos element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odificar elementos en el sistem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liminar elementos en el sistema</text:p>
          </table:table-cell>
          <table:table-cell office:value-type="string" calcext:value-type="string">
            <text:p>OK</text:p>
          </table:table-cell>
        </table:table-row>
      </table:table>
      <table:table table:name="casosUsoUsuario" table:style-name="ta1">
        <table:table-column table:style-name="co7" table:default-cell-style-name="ce2"/>
        <table:table-column table:style-name="co8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gistrar nuevo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 office:value-type="string" calcext:value-type="string">
            <text:p>US1, AP1, AP2</text:p>
          </table:table-cell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sertar en el sistema de almacenamiento persistente un nuevo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de usuari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n sistema, área de trabajo creada correctamente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nuevo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registra nuevo dato en almacenamiento persistente (CU02)</text:p>
          </table:table-cell>
        </table:table-row>
        <table:table-row table:style-name="ro1">
          <table:table-cell/>
          <table:table-cell office:value-type="string" calcext:value-type="string">
            <text:p>Sistema crea área de trabajo para nuevo usuario (CU03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, CU0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Usuario ya existe y el sistema lo notifica</text:p>
          </table:table-cell>
        </table:table-row>
        <table:table-row table:style-name="ro1">
          <table:covered-table-cell/>
          <table:table-cell office:value-type="string" calcext:value-type="string">
            <text:p>No se puede registrar el usuario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usuario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usuario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usuario modific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modific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ditar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dita registro en almacenamiento persistente (CU07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7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ditar el usuario por problemas en AP, se notifica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usuario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usuario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con usuario registr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limin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liminar registro de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usuario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limina registro en almacenamiento persistente (CU09)</text:p>
          </table:table-cell>
        </table:table-row>
        <table:table-row table:style-name="ro1">
          <table:table-cell/>
          <table:table-cell office:value-type="string" calcext:value-type="string">
            <text:p>Sistema elimina área de trabajo del usuario (CU10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9, CU10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liminar el usuario por problemas en AP, se notifica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usuari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lista de usuarios o datos de usuario seleccion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visualización de usuari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respondida de visualización de usuario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sección visualizar usuari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recupera l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decodifica la información</text:p>
          </table:table-cell>
        </table:table-row>
        <table:table-row table:style-name="ro1">
          <table:table-cell/>
          <table:table-cell office:value-type="string" calcext:value-type="string">
            <text:p>Sistema despliega la respuesta en la interfaz de usuari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mostrar la data, se notifica la acción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gistrar nuevo rol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sertar en el sistema de almacenamiento persistente un nuevo rol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de rol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registrado en sistem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nuevo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registra nuevo dato en almacenamiento persistente (CU02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Rol ya existe y el sistema lo notifica</text:p>
          </table:table-cell>
        </table:table-row>
        <table:table-row table:style-name="ro1">
          <table:covered-table-cell/>
          <table:table-cell office:value-type="string" calcext:value-type="string">
            <text:p>No se puede registr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rol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rol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ol modific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editado modific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ditar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dita registro en almacenamiento persistente (CU07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7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dit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rol ex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rol existente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con rol registr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Rol registrado elimin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formulario de eliminar registro de r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solicita los datos de rol</text:p>
          </table:table-cell>
        </table:table-row>
        <table:table-row table:style-name="ro1">
          <table:table-cell office:value-type="string" calcext:value-type="string">
            <text:p>Administrador completa y enví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procesa y valida los datos</text:p>
          </table:table-cell>
        </table:table-row>
        <table:table-row table:style-name="ro1">
          <table:table-cell/>
          <table:table-cell office:value-type="string" calcext:value-type="string">
            <text:p>Sistema elimina registro en almacenamiento persistente (CU09)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9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eliminar el rol por problemas en AP, se notifi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role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lista de roles registrados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visualización de ro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respondida de visualización de role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ingresa a sección visualizar ro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recupera l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decodifica la información</text:p>
          </table:table-cell>
        </table:table-row>
        <table:table-row table:style-name="ro1">
          <table:table-cell/>
          <table:table-cell office:value-type="string" calcext:value-type="string">
            <text:p>Sistema despliega la respuesta en la interfaz de usuari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mostrar la data, se notifica la acción</text:p>
          </table:table-cell>
        </table:table-row>
      </table:table>
      <table:table table:name="casosUsoRecursos" table:style-name="ta1">
        <table:table-column table:style-name="co9" table:default-cell-style-name="ce2"/>
        <table:table-column table:style-name="co10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ar área de trabajo de usuario registrad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rear área de trabajo a usuario registr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No existe área de trabajo ni habilitación de recurs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 habilita recursos para usuario y se crea área de trabaj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la creación de nueva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habilita el usuario y crea espacio de trabajo</text:p>
          </table:table-cell>
        </table:table-row>
        <table:table-row table:style-name="ro1">
          <table:table-cell/>
          <table:table-cell office:value-type="string" calcext:value-type="string">
            <text:p>Sistema habilita los recursos para el nuevo usuario</text:p>
          </table:table-cell>
        </table:table-row>
        <table:table-row table:style-name="ro1">
          <table:table-cell/>
          <table:table-cell office:value-type="string" calcext:value-type="string">
            <text:p>Sistema habilita al usuario en el proceso de colas</text:p>
          </table:table-cell>
        </table:table-row>
        <table:table-row table:style-name="ro1">
          <table:table-cell/>
          <table:table-cell office:value-type="string" calcext:value-type="string">
            <text:p>Sistema habilita al usuario en el registro de corre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área de trabajo de usuario registrad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área de trabajo a usuario registr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 existe área de trabajo ni habilitación de recurs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 elimina área de trabajo y deshabilitan los recursos asociado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la eliminación de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deshabilita el usuario y elimina espacio de trabajo</text:p>
          </table:table-cell>
        </table:table-row>
        <table:table-row table:style-name="ro1">
          <table:table-cell/>
          <table:table-cell office:value-type="string" calcext:value-type="string">
            <text:p>Sistema elimina los recursos para el usuario</text:p>
          </table:table-cell>
        </table:table-row>
        <table:table-row table:style-name="ro1">
          <table:table-cell/>
          <table:table-cell office:value-type="string" calcext:value-type="string">
            <text:p>Sistema deshabilita al usuario en el proceso de colas</text:p>
          </table:table-cell>
        </table:table-row>
        <table:table-row table:style-name="ro1">
          <table:table-cell/>
          <table:table-cell office:value-type="string" calcext:value-type="string">
            <text:p>Sistema deshabilita al usuario en el registro de corre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archivo en área de trabaj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archivo en área de trabaj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Archivo existe en el área de trabaj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Archivo eliminado del área de trabaj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ube un archivo al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detecta fallas en el archivo</text:p>
          </table:table-cell>
        </table:table-row>
        <table:table-row table:style-name="ro1">
          <table:table-cell/>
          <table:table-cell office:value-type="string" calcext:value-type="string">
            <text:p>Sistema elimina el archivo ingresado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gregar archivo en área de trabaj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Agregar archivo en área de trabaj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Archivo existe en el área de trabajo parcial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Archivo agregado al área de trabaj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ube un archivo al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visa el archivo</text:p>
          </table:table-cell>
        </table:table-row>
        <table:table-row table:style-name="ro1">
          <table:table-cell/>
          <table:table-cell office:value-type="string" calcext:value-type="string">
            <text:p>Sistema determina correcto archivo ingresado</text:p>
          </table:table-cell>
        </table:table-row>
        <table:table-row table:style-name="ro1">
          <table:table-cell/>
          <table:table-cell office:value-type="string" calcext:value-type="string">
            <text:p>Sistema aloja en el área de trabajo el set de datos revisad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BD" table:style-name="ta1">
        <table:table-column table:style-name="co11" table:default-cell-style-name="ce2"/>
        <table:table-column table:style-name="co8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0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sert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rear un nuevo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agreg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registro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insert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iciar sesión en base de dat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iciar nueva sesión en base de dat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esión no iniciada en BD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sión creada e iniciada en BD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solicita iniciar sesión en B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ocesa las credenciales</text:p>
          </table:table-cell>
        </table:table-row>
        <table:table-row table:style-name="ro1">
          <table:table-cell/>
          <table:table-cell office:value-type="string" calcext:value-type="string">
            <text:p>Sistema establece conexión</text:p>
          </table:table-cell>
        </table:table-row>
        <table:table-row table:style-name="ro1">
          <table:table-cell/>
          <table:table-cell office:value-type="string" calcext:value-type="string">
            <text:p>Sistema notifica inicio de sesión correct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Credenciales de acceso incorrectas, se notifica mediante el sistema</text:p>
          </table:table-cell>
        </table:table-row>
        <table:table-row table:style-name="ro1">
          <table:covered-table-cell/>
          <table:table-cell office:value-type="string" calcext:value-type="string">
            <text:p>Sistema BD no disponible por múltiples conexiones activas, sistema notifica el event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errar sesión en BD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errar sesión iniciada en base de dat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esión en estado inici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sión en estado cerr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solicita cerrar se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BD recibe solicitud</text:p>
          </table:table-cell>
        </table:table-row>
        <table:table-row table:style-name="ro1">
          <table:table-cell/>
          <table:table-cell office:value-type="string" calcext:value-type="string">
            <text:p>Sistema cierra la sesión</text:p>
          </table:table-cell>
        </table:table-row>
        <table:table-row table:style-name="ro1">
          <table:table-cell/>
          <table:table-cell office:value-type="string" calcext:value-type="string">
            <text:p>Sistema elimina los datos de memoria caché y registros activ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5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it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ditar un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edit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edit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edición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edit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0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limin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liminar un registro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almacenamiento persistente sin registro elimin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almacenamiento persistente con registro elimin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una solicitud de eliminación de datos en formato JSON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decodifica los datos</text:p>
          </table:table-cell>
        </table:table-row>
        <table:table-row table:style-name="ro1">
          <table:table-cell office:value-type="string" calcext:value-type="string">
            <text:p>AP elimina los datos en el entorno correspond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notifica el correcto término del proces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Mostrar registro en Sistema de Almacenamiento persistente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Mostrar un conjunto de registros en el sistema de almacenamiento persistente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búsqueda de información en estado esper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búsqueda de información en estado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cibe la solicitud de búsqueda de datos</text:p>
          </table:table-cell>
          <table:table-cell/>
        </table:table-row>
        <table:table-row table:style-name="ro1">
          <table:table-cell office:value-type="string" calcext:value-type="string">
            <text:p>AP procesa conexión a la base de datos (CU0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datos mediante proceso JSON</text:p>
          </table:table-cell>
        </table:table-row>
        <table:table-row table:style-name="ro1">
          <table:table-cell/>
          <table:table-cell office:value-type="string" calcext:value-type="string">
            <text:p>Sistema responde la solicitud con el correspondiente resultado obtenido</text:p>
          </table:table-cell>
        </table:table-row>
        <table:table-row table:style-name="ro1">
          <table:table-cell office:value-type="string" calcext:value-type="string">
            <text:p>AP establece desconexión del sistema BD (CU05)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04, CU05</text:p>
          </table:table-cell>
        </table:table-row>
        <table:table-row table:style-name="ro1">
          <table:table-cell office:value-type="string" calcext:value-type="string">
            <text:p>Cursos alternativos</text:p>
          </table:table-cell>
          <table:table-cell office:value-type="string" calcext:value-type="string">
            <text:p>No se puede iniciar sesión en BD, se notifica y el proceso se encola</text:p>
          </table:table-cell>
        </table:table-row>
      </table:table>
      <table:table table:name="casosUsoNotificaciones" table:style-name="ta1">
        <table:table-column table:style-name="co12" table:default-cell-style-name="ce2"/>
        <table:table-column table:style-name="co13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tificar mensaje vía correo electrónic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nviar correo electrónico a usuario con mensaje asoci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istema de mensajería disponible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istema de mensajería con solicitud re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genera solicitud de envío de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revisa la data</text:p>
          </table:table-cell>
        </table:table-row>
        <table:table-row table:style-name="ro1">
          <table:table-cell/>
          <table:table-cell office:value-type="string" calcext:value-type="string">
            <text:p>Sistema crea el cuerpo del correo</text:p>
          </table:table-cell>
        </table:table-row>
        <table:table-row table:style-name="ro1">
          <table:table-cell/>
          <table:table-cell office:value-type="string" calcext:value-type="string">
            <text:p>Sistema envía vía SMTP el correo al destino asociado</text:p>
          </table:table-cell>
        </table:table-row>
        <table:table-row table:style-name="ro1">
          <table:table-cell/>
          <table:table-cell office:value-type="string" calcext:value-type="string">
            <text:p>Sistema registra en su log el proceso generado</text:p>
          </table:table-cell>
        </table:table-row>
        <table:table-row table:style-name="ro1">
          <table:table-cell/>
          <table:table-cell office:value-type="string" calcext:value-type="string">
            <text:p>Sistema notifica el proceso finalizado de manera correc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Sistema de mensajería no disponible, se notifica la acción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ervidor de correos SMTP no habilitado, se notifica la acción</text:p>
          </table:table-cell>
        </table:table-row>
      </table:table>
      <table:table table:name="casosUsoSesion" table:style-name="ta1">
        <table:table-column table:style-name="co14" table:default-cell-style-name="ce2"/>
        <table:table-column table:style-name="co15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1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iciar se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ngresar al sistema de información mediante la validación de las credenciales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inicio de sesión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Inicio de sesión cre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login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upera la data del formulario</text:p>
          </table:table-cell>
        </table:table-row>
        <table:table-row table:style-name="ro1">
          <table:table-cell/>
          <table:table-cell office:value-type="string" calcext:value-type="string">
            <text:p>Sistema consulta la data al sistema de almacenamiento persistente</text:p>
          </table:table-cell>
        </table:table-row>
        <table:table-row table:style-name="ro1">
          <table:table-cell/>
          <table:table-cell office:value-type="string" calcext:value-type="string">
            <text:p>Sistema verifica la respuesta</text:p>
          </table:table-cell>
        </table:table-row>
        <table:table-row table:style-name="ro1">
          <table:table-cell/>
          <table:table-cell office:value-type="string" calcext:value-type="string">
            <text:p>Sistema inicia la sesión y entrega token de acceso</text:p>
          </table:table-cell>
        </table:table-row>
        <table:table-row table:style-name="ro1">
          <table:table-cell office:value-type="string" calcext:value-type="string">
            <text:p>Usuario validado correctamente ingresa al sistema</text:p>
          </table:table-cell>
          <table:table-cell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utenticar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Autenticar usuario en sistem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Usuario registrado en sistema pero sin acces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Usuario registrado en sistema y habilitado para acceder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dministrador registra un nuevo usu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sponde solicitud</text:p>
          </table:table-cell>
        </table:table-row>
        <table:table-row table:style-name="ro1">
          <table:table-cell/>
          <table:table-cell office:value-type="string" calcext:value-type="string">
            <text:p>Sistema inicia proceso de autenticación</text:p>
          </table:table-cell>
        </table:table-row>
        <table:table-row table:style-name="ro1">
          <table:table-cell/>
          <table:table-cell office:value-type="string" calcext:value-type="string">
            <text:p>Sistema genera token de registro </text:p>
          </table:table-cell>
        </table:table-row>
        <table:table-row table:style-name="ro1">
          <table:table-cell/>
          <table:table-cell office:value-type="string" calcext:value-type="string">
            <text:p>Sistema almacena registro en BD</text:p>
          </table:table-cell>
        </table:table-row>
        <table:table-row table:style-name="ro1">
          <table:table-cell/>
          <table:table-cell office:value-type="string" calcext:value-type="string">
            <text:p>Sistema codifica credenciales de usuario</text:p>
          </table:table-cell>
        </table:table-row>
        <table:table-row table:style-name="ro1">
          <table:table-cell/>
          <table:table-cell office:value-type="string" calcext:value-type="string">
            <text:p>Sistema habilita las credenciales para usuario registrad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1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errar se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Salir del sistema de información mediante la validación de las credenciales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cierre de sesión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Cierre de sesión procesado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olicita cerrar se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registra la hora de acceso</text:p>
          </table:table-cell>
        </table:table-row>
        <table:table-row table:style-name="ro1">
          <table:table-cell/>
          <table:table-cell office:value-type="string" calcext:value-type="string">
            <text:p>Sistema almacena en sus log el registro de finalizar sesión</text:p>
          </table:table-cell>
        </table:table-row>
        <table:table-row table:style-name="ro1">
          <table:table-cell/>
          <table:table-cell office:value-type="string" calcext:value-type="string">
            <text:p>Sistema borra la data caché</text:p>
          </table:table-cell>
        </table:table-row>
        <table:table-row table:style-name="ro1">
          <table:table-cell/>
          <table:table-cell office:value-type="string" calcext:value-type="string">
            <text:p>Sistema elimina token generado</text:p>
          </table:table-cell>
        </table:table-row>
        <table:table-row table:style-name="ro1">
          <table:table-cell/>
          <table:table-cell office:value-type="string" calcext:value-type="string">
            <text:p>Sistema cierra sesión redireccionando a la interfaz principal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cuperar cuenta de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cuperar acceso al sistem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realizada de recuperación de cuent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recuperación de cuentas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recuperación de cuent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recuper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ink de recuperación</text:p>
          </table:table-cell>
        </table:table-row>
        <table:table-row table:style-name="ro1">
          <table:table-cell/>
          <table:table-cell office:value-type="string" calcext:value-type="string">
            <text:p>Sistema habilita link de recuperación por un tiempo máximo de 30 minutos</text:p>
          </table:table-cell>
        </table:table-row>
        <table:table-row table:style-name="ro1">
          <table:table-cell office:value-type="string" calcext:value-type="string">
            <text:p>Usuario recibe correo electrónico y accede a link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establecer cuenta de usuari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establecer cuenta de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realizada de reestablecer cuenta de usuari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reestablecer cuenta finaliz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recuperación de cuent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recuper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ink de recuperación</text:p>
          </table:table-cell>
        </table:table-row>
        <table:table-row table:style-name="ro1">
          <table:table-cell/>
          <table:table-cell office:value-type="string" calcext:value-type="string">
            <text:p>Sistema habilita link de recuperación por un tiempo máximo de 30 minutos</text:p>
          </table:table-cell>
        </table:table-row>
        <table:table-row table:style-name="ro1">
          <table:table-cell office:value-type="string" calcext:value-type="string">
            <text:p>Usuario recibe correo electrónico y accede a link</text:p>
          </table:table-cell>
          <table:table-cell/>
        </table:table-row>
        <table:table-row table:style-name="ro1">
          <table:table-cell office:value-type="string" calcext:value-type="string">
            <text:p>Usuario completa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Modificar datos de acces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U, 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Modificar los valores de las credenciales para un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Credenciales de usuario no modificada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Credenciales de usuario modificada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l formulario de cambio de contraseña</text:p>
          </table:table-cell>
          <table:table-cell/>
        </table:table-row>
        <table:table-row table:style-name="ro1">
          <table:table-cell office:value-type="string" calcext:value-type="string">
            <text:p>Usuario completa formulario de camb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valida que la data ingresada sea correcta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el cambio generado </text:p>
          </table:table-cell>
        </table:table-row>
        <table:table-row table:style-name="ro1">
          <table:table-cell/>
          <table:table-cell office:value-type="string" calcext:value-type="string">
            <text:p>Sistema actualiza la data</text:p>
          </table:table-cell>
        </table:table-row>
        <table:table-row table:style-name="ro1">
          <table:table-cell/>
          <table:table-cell office:value-type="string" calcext:value-type="string">
            <text:p>Sistema autentica al usuario</text:p>
          </table:table-cell>
        </table:table-row>
        <table:table-row table:style-name="ro1">
          <table:table-cell/>
          <table:table-cell office:value-type="string" calcext:value-type="string">
            <text:p>Sistema notifica vía correo electrónico la recuperación de cuenta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Cursos alternativos</text:p>
          </table:table-cell>
          <table:table-cell office:value-type="string" calcext:value-type="string">
            <text:p>No se puede acceder al AP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redenciales incorrectas, se notifica al usuario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Sistema de correos no se encuentra disponible, se notifica al usuario la acción</text:p>
          </table:table-cell>
        </table:table-row>
      </table:table>
      <table:table table:name="casosUsoEstadisticas" table:style-name="ta1">
        <table:table-column table:style-name="co16" table:default-cell-style-name="ce2"/>
        <table:table-column table:style-name="co17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estadísticas de us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estadísticas de uso del servicio por usuari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ísticas de uso realiz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ísticas de uso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estadísticas de u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carga de servidore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carga de servidores en tiempo real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o de servidor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o de servidore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carga de servido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carga de sistema de cola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carga del sistema de colas de proces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carga del sistema de colas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carga del sistema de cola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carga de sistema de col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estados de trabaj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estados de trabaj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os de trabajos en servidor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os de trabajos en servidor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estados de trabaj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isualizar estadísticas de trabaj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Visualizar estadísticas de trabaj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ísticas de trabajos en servidor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ísticas de trabajos en servidor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sección de estadísticas de trabaj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consulta a AP para solicitud de información</text:p>
          </table:table-cell>
        </table:table-row>
        <table:table-row table:style-name="ro1">
          <table:table-cell office:value-type="string" calcext:value-type="string">
            <text:p>AP recibe la solicitud y la proce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 AP</text:p>
          </table:table-cell>
        </table:table-row>
        <table:table-row table:style-name="ro1">
          <table:table-cell/>
          <table:table-cell office:value-type="string" calcext:value-type="string">
            <text:p>Sistema procesa respuesta</text:p>
          </table:table-cell>
        </table:table-row>
        <table:table-row table:style-name="ro1">
          <table:table-cell/>
          <table:table-cell office:value-type="string" calcext:value-type="string">
            <text:p>Sistema decodifica respuesta en formato JSON</text:p>
          </table:table-cell>
        </table:table-row>
        <table:table-row table:style-name="ro1">
          <table:table-cell/>
          <table:table-cell office:value-type="string" calcext:value-type="string">
            <text:p>Sistema genera tabla resumen de estadísticas recibidas</text:p>
          </table:table-cell>
        </table:table-row>
        <table:table-row table:style-name="ro1">
          <table:table-cell/>
          <table:table-cell office:value-type="string" calcext:value-type="string">
            <text:p>Sistema genera gráfico de reportes con el u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, CU26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Reporte" table:style-name="ta1">
        <table:table-column table:style-name="co18" table:default-cell-style-name="ce2"/>
        <table:table-column table:style-name="co19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2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tabla resumen de estadístic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tabla resumen responsive y con opciones de descarg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Tabla resumen sin datos disponib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Tabla resumen generad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sponde la solicitud de estadísticas resum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respuesta y procesa el formato JSON</text:p>
          </table:table-cell>
        </table:table-row>
        <table:table-row table:style-name="ro1">
          <table:table-cell/>
          <table:table-cell office:value-type="string" calcext:value-type="string">
            <text:p>Sistema carga la data en estructura dataTable</text:p>
          </table:table-cell>
        </table:table-row>
        <table:table-row table:style-name="ro1">
          <table:table-cell/>
          <table:table-cell office:value-type="string" calcext:value-type="string">
            <text:p>Sistema habilita los botones de acción en el datatable</text:p>
          </table:table-cell>
        </table:table-row>
        <table:table-row table:style-name="ro1">
          <table:table-cell/>
          <table:table-cell office:value-type="string" calcext:value-type="string">
            <text:p>Sistema carga la tabla en el div correspondiente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2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gráfico resumen de estadístic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gráfico resumen responsive y con opciones de descarg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Gráfico resumen sin datos disponible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Gráfico resumen generado correctamente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AP responde la solicitud de estadísticas resum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respuesta y procesa el formato JSON</text:p>
          </table:table-cell>
        </table:table-row>
        <table:table-row table:style-name="ro1">
          <table:table-cell/>
          <table:table-cell office:value-type="string" calcext:value-type="string">
            <text:p>Sistema carga la data en estructura JSON</text:p>
          </table:table-cell>
        </table:table-row>
        <table:table-row table:style-name="ro1">
          <table:table-cell/>
          <table:table-cell office:value-type="string" calcext:value-type="string">
            <text:p>Sistema habilita los botones de acción en el Higcharts plugin</text:p>
          </table:table-cell>
        </table:table-row>
        <table:table-row table:style-name="ro1">
          <table:table-cell/>
          <table:table-cell office:value-type="string" calcext:value-type="string">
            <text:p>Sistema carga el gráfico en el div correspondiente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ME" table:style-name="ta1">
        <table:table-column table:style-name="co20" table:default-cell-style-name="ce2"/>
        <table:table-column table:style-name="co21" table:default-cell-style-name="ce2"/>
        <table:table-column table:style-name="co4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Caso de Uso: CU31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estadísticos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estadísticos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adísticos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adísticos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las estadísticas resúme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promedio, varianza, desviación, máximos y mínimos en la muestr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tabla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cuadro resumen con los estadísticos gene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box p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box plot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box plot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box plot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el box plot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el box plot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gráfico resumen con el box plot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3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Histogr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histogramas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histogramas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histogramas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histogramas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histogramas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gráfico resumen con el histograma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4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Barch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barcharts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barcharts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barcharts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barcharts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barcharts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gráfico resumen con el barcharts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Piech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piecharts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piecharts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piecharts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piecharts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piecharts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gráfico resumen con el piecharts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6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Matriz de correlación de los atribu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matriz de correlación en relación a la mu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matriz de correlación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matriz de correlación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matriz de correlación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matriz de correlación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tabla resumen con el matriz de correlación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7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Matriz de correlación de los atributos en forma de heat 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matriz de correlación en relación a la muestra visualizando heat 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heat map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heat map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visualizar matriz de correlación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matriz de correlación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tabla resumen con el matriz de correlación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38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scatter plot de los atribu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iones Asoci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scatter plot de los atribu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scatter plot para set de datos de interés gene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scatter plot para set de datos de interés respond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ario accede a la sección estadísticas en set de d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uario solicita scatter plot de la muest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procesa la matriz de informa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estima los scatter plot para todos los atributos en el set de 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genera respuesta en formato J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recibe respuesta y genera gráfico resum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notifica proceso generado de manera correc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stema despliega tabla resumen con el matriz de correlación gen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12, CU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</table:table>
      <table:table table:name="casosUsoCheckDataSet" table:style-name="ta1">
        <table:table-column table:style-name="co23" table:default-cell-style-name="ce2"/>
        <table:table-column table:style-name="co24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3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Revisar correcto estado set de dat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AP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Revisar correcto estado set de dat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et de datos no revis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et de datos revisado y solicitud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sube un set de datos a su área de trabaj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et de datos</text:p>
          </table:table-cell>
        </table:table-row>
        <table:table-row table:style-name="ro1">
          <table:table-cell/>
          <table:table-cell office:value-type="string" calcext:value-type="string">
            <text:p>Sistema inicia revisión del set de datos</text:p>
          </table:table-cell>
        </table:table-row>
        <table:table-row table:style-name="ro1">
          <table:table-cell/>
          <table:table-cell office:value-type="string" calcext:value-type="string">
            <text:p>Sistema revisa elementos nulos</text:p>
          </table:table-cell>
        </table:table-row>
        <table:table-row table:style-name="ro1">
          <table:table-cell/>
          <table:table-cell office:value-type="string" calcext:value-type="string">
            <text:p>Sistema revisa elementos incorrectos</text:p>
          </table:table-cell>
        </table:table-row>
        <table:table-row table:style-name="ro1">
          <table:table-cell/>
          <table:table-cell office:value-type="string" calcext:value-type="string">
            <text:p>Sistema revisa disconformidades en la matriz entregada</text:p>
          </table:table-cell>
        </table:table-row>
        <table:table-row table:style-name="ro1">
          <table:table-cell/>
          <table:table-cell office:value-type="string" calcext:value-type="string">
            <text:p>Sistema revisa existencia de atributos con variable discreta</text:p>
          </table:table-cell>
        </table:table-row>
        <table:table-row table:style-name="ro1">
          <table:table-cell/>
          <table:table-cell office:value-type="string" calcext:value-type="string">
            <text:p>Sistema notifica el resultado de la revisión</text:p>
          </table:table-cell>
        </table:table-row>
        <table:table-row table:style-name="ro1">
          <table:table-cell/>
          <table:table-cell office:value-type="string" calcext:value-type="string">
            <text:p>Sistema genera resumen del proceso</text:p>
          </table:table-cell>
        </table:table-row>
        <table:table-row table:style-name="ro1">
          <table:table-cell/>
          <table:table-cell office:value-type="string" calcext:value-type="string">
            <text:p>Sistema aloja set de datos en área de trabajo de usuari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41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Si set de datos no se acepta, se procede a eliminar el archivo, CU40</text:p>
          </table:table-cell>
        </table:table-row>
      </table:table>
      <table:table table:name="casosUsoClustering" table:style-name="ta1">
        <table:table-column table:style-name="co25" table:default-cell-style-name="ce2"/>
        <table:table-column table:style-name="co26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4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K-Mean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K-Mean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<text:s/>k-means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k-mean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K-Me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Mean Shift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Mean Shift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<text:s/>Mean Shift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Mean Shift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Mean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Affinity Propagatio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Affinity Propagatio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<text:s/>Affinity Propagatio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Affinity Propagatio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Affinity Propag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DBSca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DBSca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DBSca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DBSca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DBSc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Aglomerativo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Aglomerativo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Aglomerativos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Aglomerativo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Aglomerativ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jerarquizad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jerarquizad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jerarquizado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jerarquizado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jerarquiz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4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SOM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SOM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SOM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SOM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S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valuar las particiones generada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valuar las particiones generada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Particiones generadas mediante Clustering sin evaluación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Particiones generadas mediante Clustering evaluadas de manera correct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solicita aplicar clustering con algunos de los algoritm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</text:p>
          </table:table-cell>
        </table:table-row>
        <table:table-row table:style-name="ro1">
          <table:table-cell/>
          <table:table-cell office:value-type="string" calcext:value-type="string">
            <text:p>Sistema procesa la solicitud y la envía al SCL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evalúa las particiones mediante calinkski-harabazz</text:p>
          </table:table-cell>
          <table:table-cell/>
        </table:table-row>
        <table:table-row table:style-name="ro1">
          <table:table-cell office:value-type="string" calcext:value-type="string">
            <text:p>SCL evalúa las particiones mediante coeficiente de siluetas</text:p>
          </table:table-cell>
          <table:table-cell/>
        </table:table-row>
        <table:table-row table:style-name="ro1">
          <table:table-cell office:value-type="string" calcext:value-type="string">
            <text:p>SCL evalúa las particiones mediante análisis estadísticos</text:p>
          </table:table-cell>
          <table:table-cell/>
        </table:table-row>
        <table:table-row table:style-name="ro1">
          <table:table-cell office:value-type="string" calcext:value-type="string">
            <text:p>SCL reporta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resultados</text:p>
          </table:table-cell>
        </table:table-row>
        <table:table-row table:style-name="ro1">
          <table:table-cell/>
          <table:table-cell office:value-type="string" calcext:value-type="string">
            <text:p>Sistema despliega resultados en interfaz mediante uso de data table</text:p>
          </table:table-cell>
        </table:table-row>
        <table:table-row table:style-name="ro1">
          <table:table-cell/>
          <table:table-cell office:value-type="string" calcext:value-type="string">
            <text:p>Sistema despliega datatable y expone los resultados</text:p>
          </table:table-cell>
        </table:table-row>
        <table:table-row table:style-name="ro1">
          <table:table-cell/>
          <table:table-cell office:value-type="string" calcext:value-type="string">
            <text:p>Sistema notifica el correcto término de proces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fase exploratoria de algoritmos de clustering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fase exploratoria de algoritmos de clustering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fase exploratoria en algoritmos de clustering generada 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fase exploratoria en algoritmos de clustering procesa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ustering</text:p>
          </table:table-cell>
          <table:table-cell/>
        </table:table-row>
        <table:table-row table:style-name="ro1">
          <table:table-cell office:value-type="string" calcext:value-type="string">
            <text:p>Usuario accede a fase exploratori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</text:p>
          </table:table-cell>
        </table:table-row>
        <table:table-row table:style-name="ro1">
          <table:table-cell/>
          <table:table-cell office:value-type="string" calcext:value-type="string">
            <text:p>Sistema prepara el Job</text:p>
          </table:table-cell>
        </table:table-row>
        <table:table-row table:style-name="ro1">
          <table:table-cell/>
          <table:table-cell office:value-type="string" calcext:value-type="string">
            <text:p>Sistema lanza job </text:p>
          </table:table-cell>
        </table:table-row>
        <table:table-row table:style-name="ro1">
          <table:table-cell/>
          <table:table-cell office:value-type="string" calcext:value-type="string">
            <text:p>Sistema notifica al usuario que el job ha sido lanzado</text:p>
          </table:table-cell>
        </table:table-row>
        <table:table-row table:style-name="ro1">
          <table:table-cell office:value-type="string" calcext:value-type="string">
            <text:p>SC evalúa el estado del job</text:p>
          </table:table-cell>
          <table:table-cell/>
        </table:table-row>
        <table:table-row table:style-name="ro1">
          <table:table-cell office:value-type="string" calcext:value-type="string">
            <text:p>SC finaliza job</text:p>
          </table:table-cell>
          <table:table-cell/>
        </table:table-row>
        <table:table-row table:style-name="ro1">
          <table:table-cell office:value-type="string" calcext:value-type="string">
            <text:p>SC notifica finalización de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notificación</text:p>
          </table:table-cell>
        </table:table-row>
        <table:table-row table:style-name="ro1">
          <table:table-cell/>
          <table:table-cell office:value-type="string" calcext:value-type="string">
            <text:p>Sistema prepara resumen de resultados y particiones generadas</text:p>
          </table:table-cell>
        </table:table-row>
        <table:table-row table:style-name="ro1">
          <table:table-cell/>
          <table:table-cell office:value-type="string" calcext:value-type="string">
            <text:p>Sistema despliega datatable y expone los resultados</text:p>
          </table:table-cell>
        </table:table-row>
        <table:table-row table:style-name="ro1">
          <table:table-cell/>
          <table:table-cell office:value-type="string" calcext:value-type="string">
            <text:p>Sistema notifica al usuario el resultado final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52, CU53, CU25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</table:table>
      <table:table table:name="casosUsoJobs" table:style-name="ta1">
        <table:table-column table:style-name="co25" table:default-cell-style-name="ce2"/>
        <table:table-column table:style-name="co27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5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rear un nuevo Job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Crear un nuevo Job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Job no creado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Job creado y lanzado al sistema de cola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SC recibe petición de crear nuevo job</text:p>
          </table:table-cell>
          <table:table-cell/>
        </table:table-row>
        <table:table-row table:style-name="ro1">
          <table:table-cell office:value-type="string" calcext:value-type="string">
            <text:p>SC recibe la data</text:p>
          </table:table-cell>
          <table:table-cell office:value-type="string" calcext:value-type="string">
            <text:p>Sistema procesa la información y crea el job</text:p>
          </table:table-cell>
        </table:table-row>
        <table:table-row table:style-name="ro1">
          <table:table-cell/>
          <table:table-cell office:value-type="string" calcext:value-type="string">
            <text:p>Sistema encola el job</text:p>
          </table:table-cell>
        </table:table-row>
        <table:table-row table:style-name="ro1">
          <table:table-cell/>
          <table:table-cell office:value-type="string" calcext:value-type="string">
            <text:p>Sistema almacena en sistema persistente los atributos del job</text:p>
          </table:table-cell>
        </table:table-row>
        <table:table-row table:style-name="ro1">
          <table:table-cell/>
          <table:table-cell office:value-type="string" calcext:value-type="string">
            <text:p>Sistema notifica mediante correo electrónico el estado del job</text:p>
          </table:table-cell>
        </table:table-row>
        <table:table-row table:style-name="ro1">
          <table:table-cell/>
          <table:table-cell office:value-type="string" calcext:value-type="string">
            <text:p>Sistema habilita item para evaluar avance del job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02, CU21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Finalizar un Job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Finalizar un Job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Job en estado de ejecución o en esper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Job en estado finalizado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SC recibe petición de finalizar job</text:p>
          </table:table-cell>
          <table:table-cell/>
        </table:table-row>
        <table:table-row table:style-name="ro1">
          <table:table-cell office:value-type="string" calcext:value-type="string">
            <text:p>SC recibe la data</text:p>
          </table:table-cell>
          <table:table-cell office:value-type="string" calcext:value-type="string">
            <text:p>Sistema procesa la información y finalizael job</text:p>
          </table:table-cell>
        </table:table-row>
        <table:table-row table:style-name="ro1">
          <table:table-cell/>
          <table:table-cell office:value-type="string" calcext:value-type="string">
            <text:p>Sistema des encola el job</text:p>
          </table:table-cell>
        </table:table-row>
        <table:table-row table:style-name="ro1">
          <table:table-cell/>
          <table:table-cell office:value-type="string" calcext:value-type="string">
            <text:p>Sistema almacena en sistema persistente los atributos del job</text:p>
          </table:table-cell>
        </table:table-row>
        <table:table-row table:style-name="ro1">
          <table:table-cell/>
          <table:table-cell office:value-type="string" calcext:value-type="string">
            <text:p>Sistema notifica mediante correo electrónico el estado del job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02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--</text:p>
          </table:table-cell>
        </table:table-row>
      </table:table>
      <table:table table:name="casosUsoClasificacion" table:style-name="ta1">
        <table:table-column table:style-name="co28" table:default-cell-style-name="ce2"/>
        <table:table-column table:style-name="co29" table:default-cell-style-name="ce2"/>
        <table:table-row table:style-name="ro1">
          <table:table-cell table:style-name="ce3" office:value-type="string" calcext:value-type="string" table:number-columns-spanned="2" table:number-rows-spanned="1">
            <text:p>Caso de Uso: CU5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Naive Bayes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Naive Bayes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Naive Bayes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Naive Bayes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Naive Ba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KN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KN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KN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KN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K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Random Forest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Random Forest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Random Forest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Random Forest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Random For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AdaBoost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AdaBoost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AdaBoost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AdaBoost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AdaBoo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SVM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SVM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SVM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SVM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SV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5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NuSVC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NuSVC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NuSVC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NuSVC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NuSV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0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MLP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MLP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MLP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MLP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ML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1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algoritmo Árboles de Deci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algoritmo Árboles de Decisió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Árboles de Decisió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Árboles de Decisió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clasificación con Árboles de Deci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2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validación cruzada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validación cruzada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modelos con validación cruzada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modelos con validación cruzada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algoritmos de clasificación con C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3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mplementar validación cruzada LOU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Implementar validación cruzada LOU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modelos con validación cruzada LOU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modelos con validación cruzada LOU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solicita aplicar algoritmos de clasificación con CV LO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4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Curva ROC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Curva ROC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imación de curva ROC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imación de curva ROC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plica algoritmo de clasificación y evalúa mediante Curva RO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genera la curva ROC del proceso</text:p>
          </table:table-cell>
        </table:table-row>
        <table:table-row table:style-name="ro1">
          <table:table-cell/>
          <table:table-cell office:value-type="string" calcext:value-type="string">
            <text:p>Sistema genera la curva ROC con cada iteración del proceso de validación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5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Curva de validac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Curva validació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imación de curva de validació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imación de curva de validación <text:s/>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plica algoritmo de clasificación y evalúa mediante Curva de valid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genera la curva validación del proceso</text:p>
          </table:table-cell>
        </table:table-row>
        <table:table-row table:style-name="ro1">
          <table:table-cell/>
          <table:table-cell office:value-type="string" calcext:value-type="string">
            <text:p>Sistema genera la curva validación con cada iteración del proceso de validación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despliega parámetros asociados a la curva de validación generad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6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matriz de confus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matriz de confusió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imación de matriz de confusión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imación de matriz de confusión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plica algoritmo de clasificación y evalúa mediante matriz de confus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genera la matriz de confusión del proceso</text:p>
          </table:table-cell>
        </table:table-row>
        <table:table-row table:style-name="ro1">
          <table:table-cell/>
          <table:table-cell office:value-type="string" calcext:value-type="string">
            <text:p>Sistema genera la matriz de confusión con cada iteración del proceso de validación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7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stimar medidas de desempeño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Estimar medidas de desempeño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estimación de medidas de desempeño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Solicitud de estimación de medidas de desempeño respondida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plica algoritmo de clasificación y evalúa mediante medidas de desempeñ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procesa la data y envía para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respuesta de resultados</text:p>
          </table:table-cell>
          <table:table-cell/>
        </table:table-row>
        <table:table-row table:style-name="ro1">
          <table:table-cell office:value-type="string" calcext:value-type="string">
            <text:p>SCL genera evaluación de resultad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respuestas y resultados generados</text:p>
          </table:table-cell>
        </table:table-row>
        <table:table-row table:style-name="ro1">
          <table:table-cell/>
          <table:table-cell office:value-type="string" calcext:value-type="string">
            <text:p>Sistema procesa la data</text:p>
          </table:table-cell>
        </table:table-row>
        <table:table-row table:style-name="ro1">
          <table:table-cell/>
          <table:table-cell office:value-type="string" calcext:value-type="string">
            <text:p>Sistema genera las medidas de desempeño del proceso</text:p>
          </table:table-cell>
        </table:table-row>
        <table:table-row table:style-name="ro1">
          <table:table-cell/>
          <table:table-cell office:value-type="string" calcext:value-type="string">
            <text:p>Sistema genera las medidas de desempeño con cada iteración del proceso de validación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8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lojar resultados en job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Alojar resultados en job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Job sin resultados de clasificación asociados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Job con resultados de clasificación asociado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plica algoritmo de clasificació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 con los parámetros necesarios</text:p>
          </table:table-cell>
        </table:table-row>
        <table:table-row table:style-name="ro1">
          <table:table-cell office:value-type="string" calcext:value-type="string">
            <text:p>Usuario completa el formul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el formulario</text:p>
          </table:table-cell>
        </table:table-row>
        <table:table-row table:style-name="ro1">
          <table:table-cell/>
          <table:table-cell office:value-type="string" calcext:value-type="string">
            <text:p>Sistema genera solicitud de aplicación de algoritmo</text:p>
          </table:table-cell>
        </table:table-row>
        <table:table-row table:style-name="ro1">
          <table:table-cell office:value-type="string" calcext:value-type="string">
            <text:p>SCL recibe solicitud y aplica algoritmo con parámetros seleccionados</text:p>
          </table:table-cell>
          <table:table-cell/>
        </table:table-row>
        <table:table-row table:style-name="ro1">
          <table:table-cell office:value-type="string" calcext:value-type="string">
            <text:p>SCL genera los resultados asociados y seleccionados por el usuario</text:p>
          </table:table-cell>
          <table:table-cell/>
        </table:table-row>
        <table:table-row table:style-name="ro1">
          <table:table-cell office:value-type="string" calcext:value-type="string">
            <text:p>SCL almacena los resultados en el área de trabajo</text:p>
          </table:table-cell>
          <table:table-cell/>
        </table:table-row>
        <table:table-row table:style-name="ro1">
          <table:table-cell office:value-type="string" calcext:value-type="string">
            <text:p>SCL notifica el término de la ejecución del proc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os resultados</text:p>
          </table:table-cell>
        </table:table-row>
        <table:table-row table:style-name="ro1">
          <table:table-cell/>
          <table:table-cell office:value-type="string" calcext:value-type="string">
            <text:p>Sistema despliega el resultado en pantalla</text:p>
          </table:table-cell>
        </table:table-row>
        <table:table-row table:style-name="ro1">
          <table:table-cell/>
          <table:table-cell office:value-type="string" calcext:value-type="string">
            <text:p>Sistema cambia estatus del job en modo de clasificación a procesado</text:p>
          </table:table-cell>
        </table:table-row>
        <table:table-row table:style-name="ro1">
          <table:table-cell/>
          <table:table-cell office:value-type="string" calcext:value-type="string">
            <text:p>Sistema registra en almacenamiento persistente la data asociada</text:p>
          </table:table-cell>
        </table:table-row>
        <table:table-row table:style-name="ro1">
          <table:table-cell/>
          <table:table-cell office:value-type="string" calcext:value-type="string">
            <text:p>Sistema notifica el correcto funcionamiento del algoritm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26, CU02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Caso de Uso: CU69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enerar fase exploratoria de algoritmos de clasificación</text:p>
          </table:table-cell>
        </table:table-row>
        <table:table-row table:style-name="ro1">
          <table:table-cell office:value-type="string" calcext:value-type="string">
            <text:p>Actores</text:p>
          </table:table-cell>
          <table:table-cell office:value-type="string" calcext:value-type="string">
            <text:p>SCL, U</text:p>
          </table:table-cell>
        </table:table-row>
        <table:table-row table:style-name="ro1">
          <table:table-cell office:value-type="string" calcext:value-type="string">
            <text:p>Funciones Asociadas</text:p>
          </table:table-cell>
          <table:table-cell/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Generar fase exploratoria de algoritmos de clasificación</text:p>
          </table:table-cell>
        </table:table-row>
        <table:table-row table:style-name="ro1">
          <table:table-cell office:value-type="string" calcext:value-type="string">
            <text:p>Pre Condiciones</text:p>
          </table:table-cell>
          <table:table-cell office:value-type="string" calcext:value-type="string">
            <text:p>Solicitud de fase exploratoria generada</text:p>
          </table:table-cell>
        </table:table-row>
        <table:table-row table:style-name="ro1">
          <table:table-cell office:value-type="string" calcext:value-type="string">
            <text:p>Post Condiciones</text:p>
          </table:table-cell>
          <table:table-cell office:value-type="string" calcext:value-type="string">
            <text:p>Trabajo lanzado al sistema de colas</text:p>
          </table:table-cell>
        </table:table-row>
        <table:table-row table:style-name="ro1">
          <table:table-cell office:value-type="string" calcext:value-type="string">
            <text:p>Acciones del Actor</text:p>
          </table:table-cell>
          <table:table-cell office:value-type="string" calcext:value-type="string">
            <text:p>Acciones del Sistema</text:p>
          </table:table-cell>
        </table:table-row>
        <table:table-row table:style-name="ro1">
          <table:table-cell office:value-type="string" calcext:value-type="string">
            <text:p>Usuario accede a módulo de clasificación</text:p>
          </table:table-cell>
          <table:table-cell/>
        </table:table-row>
        <table:table-row table:style-name="ro1">
          <table:table-cell office:value-type="string" calcext:value-type="string">
            <text:p>Usuario accede al entorno de fase explorato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solicitud y despliega formulario</text:p>
          </table:table-cell>
        </table:table-row>
        <table:table-row table:style-name="ro1">
          <table:table-cell office:value-type="string" calcext:value-type="string">
            <text:p>Usuario selecciona modo de evaluación y resultados para cada modelo</text:p>
          </table:table-cell>
          <table:table-cell/>
        </table:table-row>
        <table:table-row table:style-name="ro1">
          <table:table-cell office:value-type="string" calcext:value-type="string">
            <text:p>Usuario envía el proce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la solicitud y crea el job</text:p>
          </table:table-cell>
        </table:table-row>
        <table:table-row table:style-name="ro1">
          <table:table-cell office:value-type="string" calcext:value-type="string">
            <text:p>SC genera el job y queda en modo espera</text:p>
          </table:table-cell>
          <table:table-cell/>
        </table:table-row>
        <table:table-row table:style-name="ro1">
          <table:table-cell office:value-type="string" calcext:value-type="string">
            <text:p>SC notifica el cambio de estado de job vía correo electrónico</text:p>
          </table:table-cell>
          <table:table-cell/>
        </table:table-row>
        <table:table-row table:style-name="ro1">
          <table:table-cell office:value-type="string" calcext:value-type="string">
            <text:p>SC notifica finalización de jo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stema recibe cambio de estado de job</text:p>
          </table:table-cell>
        </table:table-row>
        <table:table-row table:style-name="ro1">
          <table:table-cell/>
          <table:table-cell office:value-type="string" calcext:value-type="string">
            <text:p>Sistema chequea los resultados obtenidos</text:p>
          </table:table-cell>
        </table:table-row>
        <table:table-row table:style-name="ro1">
          <table:table-cell/>
          <table:table-cell office:value-type="string" calcext:value-type="string">
            <text:p>Sistema genera histograma de medidas de desempeño por cada algoritmo</text:p>
          </table:table-cell>
        </table:table-row>
        <table:table-row table:style-name="ro1">
          <table:table-cell/>
          <table:table-cell office:value-type="string" calcext:value-type="string">
            <text:p>Sistema propone modelos según los valores en la distribución</text:p>
          </table:table-cell>
        </table:table-row>
        <table:table-row table:style-name="ro1">
          <table:table-cell/>
          <table:table-cell office:value-type="string" calcext:value-type="string">
            <text:p>Sistema almacena los resultados en el área de trabajo del usuario</text:p>
          </table:table-cell>
        </table:table-row>
        <table:table-row table:style-name="ro1">
          <table:table-cell/>
          <table:table-cell office:value-type="string" calcext:value-type="string">
            <text:p>Sistema notifica la finalización del trabajo y habilita los resultados en el área de trabajo</text:p>
          </table:table-cell>
        </table:table-row>
        <table:table-row table:style-name="ro1">
          <table:table-cell office:value-type="string" calcext:value-type="string">
            <text:p>Referencias Cruzadas</text:p>
          </table:table-cell>
          <table:table-cell office:value-type="string" calcext:value-type="string">
            <text:p>CU25, CU26, CU02, CU52</text:p>
          </table:table-cell>
        </table:table-row>
        <table:table-row table:style-name="ro1">
          <table:table-cell table:style-name="ce1" office:value-type="string" calcext:value-type="string">
            <text:p>Cursos alternativos</text:p>
          </table:table-cell>
          <table:table-cell office:value-type="string" calcext:value-type="string">
            <text:p>No se puede aplicar algoritmo, se notifica por las vías establecidas</text:p>
          </table:table-cell>
        </table:table-row>
      </table:table>
      <table:table table:name="casosUsoAF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53:04.000834142</meta:creation-date>
    <dc:date>2018-09-26T19:07:11.620457395</dc:date>
    <meta:editing-duration>P2DT3H58M15S</meta:editing-duration>
    <meta:editing-cycles>44</meta:editing-cycles>
    <meta:generator>LibreOffice/5.1.6.2$Linux_X86_64 LibreOffice_project/10m0$Build-2</meta:generator>
    <meta:document-statistic meta:table-count="15" meta:cell-count="2157" meta:object-count="0"/>
  </office:meta>
</office:document-meta>
</file>